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275b" officeooo:paragraph-rsid="000c275b"/>
    </style:style>
    <style:style style:name="P2" style:family="paragraph" style:parent-style-name="Standard" style:list-style-name="L2"/>
    <style:style style:name="P3" style:family="paragraph" style:parent-style-name="Text_20_body">
      <style:text-properties officeooo:rsid="000c100e" officeooo:paragraph-rsid="000c100e"/>
    </style:style>
    <style:style style:name="P4" style:family="paragraph" style:parent-style-name="Text_20_body" style:list-style-name="L1">
      <style:text-properties officeooo:rsid="000c100e" officeooo:paragraph-rsid="000c100e"/>
    </style:style>
    <style:style style:name="P5" style:family="paragraph" style:parent-style-name="Text_20_body" style:list-style-name="L1">
      <style:text-properties officeooo:paragraph-rsid="000c100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text-properties officeooo:rsid="000c275b" officeooo:paragraph-rsid="000c275b"/>
    </style:style>
    <style:style style:name="P8" style:family="paragraph" style:parent-style-name="Text_20_body" style:list-style-name="L5">
      <style:text-properties officeooo:rsid="000c275b" officeooo:paragraph-rsid="000c275b"/>
    </style:style>
    <style:style style:name="P9" style:family="paragraph" style:parent-style-name="Text_20_body" style:list-style-name="L4">
      <style:text-properties officeooo:rsid="000ca0b6" officeooo:paragraph-rsid="000ca0b6"/>
    </style:style>
    <style:style style:name="T1" style:family="text">
      <style:text-properties officeooo:rsid="000c10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aüstü Programlama C# Konu Başlıkları</text:h>
      <text:h text:style-name="Heading_20_2" text:outline-level="2">Kullanılan Araç Gereç</text:h>
      <text:list text:style-name="L1">
        <text:list-item>
          <text:p text:style-name="P5"><text:span text:style-name="T1">Visual Studio 2022 Topluluk Sürümü (Community) – İngilizce dil paketi ile</text:span></text:p>
          <text:list>
            <text:list-item>
              <text:p text:style-name="P5">https://visualstudio.microsoft.com/tr/</text:p>
            </text:list-item>
          </text:list>
        </text:list-item>
        <text:list-item>
          <text:p text:style-name="P4">MS SQL Server Developer Edition 2016 veya sonrasındaki bir sürüm</text:p>
          <text:list>
            <text:list-item>
              <text:p text:style-name="P4"><text:a xlink:type="simple" xlink:href="https://www.microsoft.com/en-us/sql-server/sql-server-downloads" text:style-name="Internet_20_link" text:visited-style-name="Visited_20_Internet_20_Link">https://www.microsoft.com/en-us/sql-server/sql-server-downloads</text:a></text:p>
            </text:list-item>
            <text:list-item>
              <text:p text:style-name="P4"><text:a xlink:type="simple" xlink:href="https://www.mysql.com/" text:style-name="Internet_20_link" text:visited-style-name="Visited_20_Internet_20_Link">https://www.mysql.com/</text:a></text:p>
            </text:list-item>
            <text:list-item>
              <text:p text:style-name="P4"><text:a xlink:type="simple" xlink:href="https://www.postgresql.org/download/" text:style-name="Internet_20_link" text:visited-style-name="Visited_20_Internet_20_Link">https://www.postgresql.org/download/</text:a></text:p>
            </text:list-item>
          </text:list>
        </text:list-item>
      </text:list>
      <text:h text:style-name="P1" text:outline-level="1">Visual Studio Tanıtım</text:h>
      <text:list text:style-name="L5">
        <text:list-item>
          <text:p text:style-name="P8">IDE Nedir?</text:p>
        </text:list-item>
        <text:list-item>
          <text:p text:style-name="P8">Visual Studio Geliştirme Ortamı</text:p>
        </text:list-item>
        <text:list-item>
          <text:p text:style-name="P8">Proje Şablonları</text:p>
        </text:list-item>
        <text:list-item>
          <text:p text:style-name="P8">Proje dosyaları</text:p>
        </text:list-item>
        <text:list-item>
          <text:p text:style-name="P8"/>
        </text:list-item>
      </text:list>
      <text:h text:style-name="Heading_20_1" text:outline-level="1">C# Nedir?</text:h>
      <text:list text:style-name="L2">
        <text:list-item>
          <text:p text:style-name="P2">Console Uygulaması Oluşturma</text:p>
        </text:list-item>
        <text:list-item>
          <text:p text:style-name="P2">Parantezlerin Anlamı</text:p>
        </text:list-item>
        <text:list-item>
          <text:p text:style-name="P2">Değişkenlerin Yaşam Alanı</text:p>
        </text:list-item>
        <text:list-item>
          <text:p text:style-name="P2">Derleyici Kavramı</text:p>
        </text:list-item>
        <text:list-item>
          <text:p text:style-name="P2">Değişkenler</text:p>
        </text:list-item>
        <text:list-item>
          <text:p text:style-name="P2">Karar Yapıları</text:p>
        </text:list-item>
        <text:list-item>
          <text:p text:style-name="P2">Diziler</text:p>
        </text:list-item>
        <text:list-item>
          <text:p text:style-name="P2">Döngüler</text:p>
        </text:list-item>
        <text:list-item>
          <text:p text:style-name="P2">Sınıf Kavramı</text:p>
        </text:list-item>
        <text:list-item>
          <text:p text:style-name="P2">OOP Kavramları</text:p>
        </text:list-item>
        <text:list-item>
          <text:p text:style-name="P2">Generic Kavaramı</text:p>
        </text:list-item>
        <text:list-item>
          <text:p text:style-name="P2">Delegate ve Event Kavramları</text:p>
        </text:list-item>
      </text:list>
      <text:h text:style-name="Heading_20_1" text:outline-level="1">Windows Form Geliştirme</text:h>
      <text:list text:style-name="L4">
        <text:list-item>
          <text:p text:style-name="P7">Windows Form Elemanları</text:p>
        </text:list-item>
        <text:list-item>
          <text:p text:style-name="P7">Form Tasarımı</text:p>
        </text:list-item>
        <text:list-item>
          <text:p text:style-name="P7">Elemanların Olaylarına Kod Yazma</text:p>
        </text:list-item>
        <text:list-item>
          <text:p text:style-name="P7">Veritabanı İşlemleri</text:p>
        </text:list-item>
        <text:list-item>
          <text:p text:style-name="P7">Web Servis Kullanımı</text:p>
        </text:list-item>
        <text:list-item>
          <text:p text:style-name="P7"><text:soft-page-break/>Harita Uygulaması</text:p>
        </text:list-item>
        <text:list-item>
          <text:p text:style-name="P7">Uygulamaları Yayınlama</text:p>
        </text:list-item>
        <text:list-item>
          <text:p text:style-name="P9">Github Proje Oluşturma ve Kod Paylaşma</text:p>
        </text:list-item>
      </text:list>
      <text:p text:style-name="Text_20_body"/>
      <text:h text:style-name="Heading_20_1" text:outline-level="1">Kaynakça</text:h>
      <text:list text:style-name="L3">
        <text:list-item>
          <text:p text:style-name="P6"><text:a xlink:type="simple" xlink:href="https://www.youtube.com/watch?v=-cvakR_wRko&amp;list=PLQVXoXFVVtp3e_urGZcMNAHx2Eo4Rm5Xk&amp;index=2" text:style-name="Internet_20_link" text:visited-style-name="Visited_20_Internet_20_Link">https://www.youtube.com/watch?v=-cvakR_wRko&amp;list=PLQVXoXFVVtp3e_urGZcMNAHx2Eo4Rm5Xk&amp;index=2</text:a></text:p>
        </text:list-item>
        <text:list-item>
          <text:p text:style-name="P6"><text:a xlink:type="simple" xlink:href="https://www.kitapyurdu.com/kitap/her-yonuyle-c-70/53477.html" text:style-name="Internet_20_link" text:visited-style-name="Visited_20_Internet_20_Link">https://www.kitapyurdu.com/kitap/her-yonuyle-c-70/53477.html</text:a></text:p>
        </text:list-item>
        <text:list-item>
          <text:p text:style-name="P6"><text:a xlink:type="simple" xlink:href="https://learn.microsoft.com/tr-tr/training/topics/universities" text:style-name="Internet_20_link" text:visited-style-name="Visited_20_Internet_20_Link">https://learn.microsoft.com/tr-tr/training/topics/universities</text:a></text:p>
        </text:list-item>
        <text:list-item>
          <text:p text:style-name="P6"><text:a xlink:type="simple" xlink:href="https://www.tutorialsteacher.com/csharp" text:style-name="Internet_20_link" text:visited-style-name="Visited_20_Internet_20_Link">https://www.tutorialsteacher.com/csharp</text:a></text:p>
        </text:list-item>
        <text:list-item>
          <text:p text:style-name="P6"><text:a xlink:type="simple" xlink:href="https://www.w3schools.com/cs/index.php" text:style-name="Internet_20_link" text:visited-style-name="Visited_20_Internet_20_Link">https://www.w3schools.com/cs/index.php</text:a></text:p>
        </text:list-item>
        <text:list-item>
          <text:p text:style-name="P6"><text:a xlink:type="simple" xlink:href="https://www.youtube.com/watch?v=3t0rU5Yo4nM&amp;list=PLi1BmHvgBkxIYweLR52cRJnit4AEEugn4" text:style-name="Internet_20_link" text:visited-style-name="Visited_20_Internet_20_Link">https://www.youtube.com/watch?v=3t0rU5Yo4nM&amp;list=PLi1BmHvgBkxIYweLR52cRJnit4AEEugn4</text:a></text:p>
        </text:list-item>
        <text:list-item>
          <text:p text:style-name="P6"/>
        </text:list-item>
      </text:list>
      <text:p text:style-name="P3"/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09:18:21.518000000</meta:creation-date>
    <dc:date>2024-02-28T11:58:52.194000000</dc:date>
    <meta:editing-duration>PT2H40M29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4" meta:word-count="144" meta:character-count="1301" meta:non-whitespace-character-count="1236"/>
  </office:meta>
</office:document-meta>
</file>